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 Display" svg:font-family="'Aptos Display'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7eb2d"/>
    </style:style>
    <style:style style:name="P2" style:family="paragraph" style:parent-style-name="Standard">
      <style:text-properties fo:color="#215e99" loext:opacity="100%" style:font-name="Times New Roman" fo:font-size="14pt" officeooo:paragraph-rsid="0007eb2d" style:font-size-asian="14pt" style:font-size-complex="14pt">
        <loext:char-complex-color loext:theme-type="dark2" loext:color-type="theme">
          <loext:transformation loext:type="tint" loext:value="2509"/>
        </loext:char-complex-color>
      </style:text-properties>
    </style:style>
    <style:style style:name="P3" style:family="paragraph" style:parent-style-name="Standard">
      <style:paragraph-properties fo:text-align="end" style:justify-single-word="false"/>
      <style:text-properties style:font-name="Times New Roman" officeooo:paragraph-rsid="0007eb2d"/>
    </style:style>
    <style:style style:name="P4" style:family="paragraph" style:parent-style-name="Standard">
      <style:paragraph-properties fo:text-align="end" style:justify-single-word="false"/>
      <style:text-properties style:font-name="Times New Roman" officeooo:rsid="0007eb2d" officeooo:paragraph-rsid="0007eb2d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officeooo:paragraph-rsid="0007eb2d" style:font-size-asian="14pt" style:font-size-complex="14pt"/>
    </style:style>
    <style:style style:name="P6" style:family="paragraph" style:parent-style-name="Heading_20_1">
      <style:paragraph-properties fo:margin-top="0cm" fo:margin-bottom="0.141cm" style:contextual-spacing="false" fo:break-before="page"/>
      <style:text-properties style:font-name="Times New Roman" officeooo:paragraph-rsid="0007eb2d"/>
    </style:style>
    <style:style style:name="P7" style:family="paragraph" style:parent-style-name="Text_20_body">
      <style:text-properties fo:font-variant="normal" fo:text-transform="none" fo:color="#1c1c1c" loext:opacity="100%" style:font-name="Times New Roman" fo:font-size="15pt" fo:letter-spacing="normal" fo:language="en" fo:country="US" fo:font-style="normal" fo:font-weight="normal" officeooo:rsid="000c6f86" officeooo:paragraph-rsid="000c6f86" style:font-size-asian="15pt" style:font-size-complex="15pt"/>
    </style:style>
    <style:style style:name="P8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  <style:text-properties fo:font-variant="normal" fo:text-transform="none" fo:color="#1c1c1c" loext:opacity="100%" style:font-name="Times New Roman" fo:font-size="15pt" fo:letter-spacing="normal" fo:language="en" fo:country="US" fo:font-style="normal" fo:font-weight="normal" officeooo:rsid="000c6f86" style:font-size-asian="15pt" style:font-size-complex="15pt"/>
    </style:style>
    <style:style style:name="P9" style:family="paragraph" style:parent-style-name="Standard">
      <style:text-properties style:font-name="Times New Roman" fo:language="en" fo:country="US" officeooo:rsid="000c6f86" officeooo:paragraph-rsid="000c6f86"/>
    </style:style>
    <style:style style:name="P10" style:family="paragraph" style:parent-style-name="Standard">
      <style:text-properties style:font-name="Times New Roman" fo:font-size="14pt" officeooo:paragraph-rsid="0007eb2d" style:font-size-asian="14pt" style:font-size-complex="14pt"/>
    </style:style>
    <style:style style:name="P11" style:family="paragraph" style:parent-style-name="Standard">
      <style:text-properties style:font-name="Times New Roman" fo:font-size="18pt" fo:font-weight="bold" officeooo:paragraph-rsid="0007eb2d" style:font-size-asian="18pt" style:font-weight-asian="bold" style:font-size-complex="18pt" style:font-weight-complex="bold"/>
    </style:style>
    <style:style style:name="P12" style:family="paragraph" style:parent-style-name="Standard">
      <style:text-properties fo:color="#1c1c1c" loext:opacity="100%" style:font-name="Times New Roman" fo:font-size="15pt" fo:font-weight="bold" officeooo:paragraph-rsid="0007eb2d" style:font-size-asian="15pt" style:font-weight-asian="bold" style:font-size-complex="15pt" style:font-weight-complex="bold"/>
    </style:style>
    <style:style style:name="P13" style:family="paragraph" style:parent-style-name="Standard">
      <style:text-properties fo:color="#1c1c1c" loext:opacity="100%" style:font-name="Times New Roman" officeooo:paragraph-rsid="0007eb2d"/>
    </style:style>
    <style:style style:name="P14" style:family="paragraph" style:parent-style-name="Standard">
      <style:text-properties fo:color="#1c1c1c" loext:opacity="100%" style:font-name="Times New Roman" fo:font-size="14pt" officeooo:paragraph-rsid="0007eb2d" style:font-size-asian="14pt" style:font-size-complex="14pt"/>
    </style:style>
    <style:style style:name="P15" style:family="paragraph" style:parent-style-name="Standard">
      <style:text-properties style:font-name="Times New Roman" officeooo:paragraph-rsid="0007eb2d"/>
    </style:style>
    <style:style style:name="P16" style:family="paragraph" style:parent-style-name="Text_20_body" style:list-style-name="WWNum1">
      <style:paragraph-properties fo:margin-top="0cm" fo:margin-bottom="0cm" style:contextual-spacing="true"/>
      <style:text-properties fo:font-variant="normal" fo:text-transform="none" fo:color="#1c1c1c" loext:opacity="100%" style:font-name="Times New Roman" fo:font-size="15pt" fo:letter-spacing="normal" fo:font-style="normal" fo:font-weight="normal" officeooo:paragraph-rsid="0007eb2d" style:font-size-asian="15pt" style:font-size-complex="15pt"/>
    </style:style>
    <style:style style:name="P17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1c1c1c" loext:opacity="100%" style:font-name="Times New Roman" fo:font-size="15pt" fo:letter-spacing="normal" fo:font-style="normal" fo:font-weight="normal" officeooo:paragraph-rsid="000c6f86" style:font-size-asian="15pt" style:font-size-complex="15pt"/>
    </style:style>
    <style:style style:name="P18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1c1c1c" loext:opacity="100%" style:font-name="Times New Roman" fo:font-size="15pt" fo:letter-spacing="normal" fo:font-style="normal" fo:font-weight="normal" style:font-size-asian="15pt" style:font-size-complex="15pt"/>
    </style:style>
    <style:style style:name="P19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style:font-name="Times New Roman" fo:font-size="15pt" style:font-size-asian="15pt" style:font-size-complex="15pt"/>
    </style:style>
    <style:style style:name="P20" style:family="paragraph" style:parent-style-name="Text_20_body" style:list-style-name="L1">
      <style:text-properties fo:font-variant="normal" fo:text-transform="none" fo:color="#1c1c1c" loext:opacity="100%" style:font-name="Times New Roman" fo:font-size="15pt" fo:letter-spacing="normal" fo:font-style="normal" fo:font-weight="normal" officeooo:paragraph-rsid="000c6f86" style:font-size-asian="15pt" style:font-size-complex="15pt"/>
    </style:style>
    <style:style style:name="P21" style:family="paragraph" style:parent-style-name="Text_20_body" style:list-style-name="L1">
      <style:text-properties fo:font-variant="normal" fo:text-transform="none" fo:color="#1c1c1c" loext:opacity="100%" style:font-name="Times New Roman" fo:font-size="18pt" fo:letter-spacing="normal" fo:font-style="normal" fo:font-weight="bold" officeooo:rsid="000c6f86" officeooo:paragraph-rsid="000c6f86" style:font-size-asian="18pt" style:font-weight-asian="bold" style:font-size-complex="18pt" style:font-weight-complex="bold"/>
    </style:style>
    <style:style style:name="P22" style:family="paragraph" style:parent-style-name="Text_20_body">
      <style:text-properties fo:font-variant="normal" fo:text-transform="none" fo:color="#1c1c1c" loext:opacity="100%" style:font-name="Times New Roman" fo:font-size="15pt" fo:letter-spacing="normal" fo:language="en" fo:country="US" fo:font-style="normal" fo:font-weight="bold" officeooo:rsid="000c6f86" officeooo:paragraph-rsid="000c6f86" style:font-size-asian="13.1000003814697pt" style:font-weight-asian="bold" style:font-size-complex="15pt" style:font-weight-complex="bold"/>
    </style:style>
    <style:style style:name="P23" style:family="paragraph" style:parent-style-name="Text_20_body">
      <style:text-properties fo:font-variant="normal" fo:text-transform="none" fo:color="#1c1c1c" loext:opacity="100%" style:font-name="Times New Roman" fo:font-size="15pt" fo:letter-spacing="normal" fo:language="en" fo:country="US" fo:font-style="normal" fo:font-weight="normal" officeooo:rsid="000c6f86" officeooo:paragraph-rsid="000c6f86" style:font-size-asian="13.1000003814697pt" style:font-weight-asian="normal" style:font-size-complex="15pt" style:font-weight-complex="normal"/>
    </style:style>
    <style:style style:name="P24" style:family="paragraph" style:parent-style-name="Text_20_body">
      <style:paragraph-properties fo:break-before="page"/>
      <style:text-properties fo:font-variant="normal" fo:text-transform="none" fo:color="#1c1c1c" loext:opacity="100%" style:font-name="Times New Roman" fo:font-size="18pt" fo:letter-spacing="normal" fo:language="ru" fo:country="RU" fo:font-style="normal" fo:font-weight="bold" officeooo:rsid="000c6f86" officeooo:paragraph-rsid="000c6f86" style:font-size-asian="18pt" style:font-weight-asian="bold" style:font-size-complex="18pt" style:font-weight-complex="bold"/>
    </style:style>
    <style:style style:name="P25" style:family="paragraph" style:parent-style-name="Text_20_body">
      <style:text-properties fo:font-variant="normal" fo:text-transform="none" fo:color="#1c1c1c" loext:opacity="100%" style:font-name="Times New Roman" fo:font-size="15pt" fo:letter-spacing="normal" fo:language="ru" fo:country="RU" fo:font-style="normal" fo:font-weight="normal" officeooo:rsid="000c6f86" officeooo:paragraph-rsid="000c6f86" style:font-size-asian="15pt" style:font-weight-asian="normal" style:font-size-complex="15pt" style:font-weight-complex="normal"/>
    </style:style>
    <style:style style:name="P26" style:family="paragraph" style:parent-style-name="Text_20_body">
      <style:text-properties fo:font-variant="normal" fo:text-transform="none" fo:color="#1c1c1c" loext:opacity="100%" style:font-name="Times New Roman" fo:font-size="15pt" fo:letter-spacing="normal" fo:language="en" fo:country="US" fo:font-style="normal" fo:font-weight="normal" officeooo:rsid="000dfceb" officeooo:paragraph-rsid="000dfceb" style:font-size-asian="15pt" style:font-weight-asian="normal" style:font-size-complex="15pt" style:font-weight-complex="normal"/>
    </style:style>
    <style:style style:name="P27" style:family="paragraph" style:parent-style-name="Text_20_body">
      <style:text-properties fo:font-variant="normal" fo:text-transform="none" fo:color="#1c1c1c" loext:opacity="100%" style:font-name="Times New Roman" fo:font-size="18pt" fo:letter-spacing="normal" fo:language="ru" fo:country="RU" fo:font-style="normal" fo:font-weight="bold" officeooo:rsid="000dfceb" officeooo:paragraph-rsid="000dfceb" style:font-size-asian="18pt" style:font-weight-asian="bold" style:font-size-complex="18pt" style:font-weight-complex="bold"/>
    </style:style>
    <style:style style:name="P28" style:family="paragraph" style:parent-style-name="Standard">
      <style:text-properties fo:font-variant="normal" fo:text-transform="none" fo:color="#1c1c1c" loext:opacity="100%" style:font-name="Times New Roman" fo:font-size="15pt" fo:letter-spacing="normal" fo:language="ru" fo:country="RU" fo:font-style="normal" fo:font-weight="normal" officeooo:rsid="000dfceb" officeooo:paragraph-rsid="000dfceb" style:font-size-asian="15pt" style:font-weight-asian="bold" style:font-size-complex="15pt" style:font-weight-complex="bold"/>
    </style:style>
    <style:style style:name="P2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c1c1c" loext:opacity="100%" style:font-name="Times New Roman" fo:font-size="15pt" fo:letter-spacing="normal" fo:font-style="normal" fo:font-weight="normal" style:font-size-asian="15pt" style:font-size-complex="15pt"/>
    </style:style>
    <style:style style:name="P3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c1c1c" loext:opacity="100%" style:font-name="Times New Roman" fo:font-size="15pt" fo:letter-spacing="normal" fo:font-style="normal" fo:font-weight="normal" officeooo:paragraph-rsid="000dfceb" style:font-size-asian="15pt" style:font-size-complex="15pt"/>
    </style:style>
    <style:style style:name="P3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c1c1c" loext:opacity="100%" style:font-name="Times New Roman" fo:font-size="18pt" fo:letter-spacing="normal" fo:language="ru" fo:country="RU" fo:font-style="normal" fo:font-weight="bold" officeooo:rsid="000dfceb" officeooo:paragraph-rsid="000dfceb" style:font-size-asian="18pt" style:font-weight-asian="bold" style:font-size-complex="18pt" style:font-weight-complex="bold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c1c1c" loext:opacity="100%" style:font-name="Times New Roman" fo:font-size="15pt" fo:letter-spacing="normal" fo:language="ru" fo:country="RU" fo:font-style="normal" fo:font-weight="normal" officeooo:rsid="000dfceb" officeooo:paragraph-rsid="000dfceb" style:font-size-asian="15pt" style:font-weight-asian="normal" style:font-size-complex="15pt" style:font-weight-complex="normal"/>
    </style:style>
    <style:style style:name="P33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  <style:text-properties fo:color="#1c1c1c" loext:opacity="100%" style:font-name="Times New Roman" fo:font-size="15pt" officeooo:rsid="000dfceb" style:font-size-asian="13.1000003814697pt" style:font-size-complex="15pt"/>
    </style:style>
    <style:style style:name="P34" style:family="paragraph" style:parent-style-name="Text_20_body">
      <style:paragraph-properties fo:margin-left="0cm" fo:margin-right="0cm" fo:margin-top="0.423cm" fo:margin-bottom="0.423cm" style:contextual-spacing="false" style:line-height-at-least="0.582cm" fo:orphans="2" fo:widows="2" fo:text-indent="0cm" style:auto-text-indent="false"/>
      <style:text-properties fo:color="#1c1c1c" loext:opacity="100%" style:font-name="Times New Roman" fo:font-size="15pt" officeooo:rsid="000dfceb" style:font-size-asian="13.1000003814697pt" style:font-size-complex="15pt"/>
    </style:style>
    <style:style style:name="P35" style:family="paragraph" style:parent-style-name="Text_20_body">
      <style:paragraph-properties fo:margin-left="0cm" fo:margin-right="0cm" fo:margin-top="0.423cm" fo:margin-bottom="0.423cm" style:contextual-spacing="false" style:line-height-at-least="0.582cm" fo:orphans="2" fo:widows="2" fo:text-indent="0cm" style:auto-text-indent="false"/>
      <style:text-properties fo:font-variant="normal" fo:text-transform="none" fo:color="#1c1c1c" loext:opacity="100%" style:font-name="Times New Roman" fo:font-size="18pt" fo:letter-spacing="normal" fo:font-style="normal" fo:font-weight="bold" officeooo:rsid="0011b346" officeooo:paragraph-rsid="0011b346" style:font-size-asian="18pt" style:font-weight-asian="bold" style:font-size-complex="18pt" style:font-weight-complex="bold"/>
    </style:style>
    <style:style style:name="P3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c1c1c" loext:opacity="100%" style:font-name="Times New Roman" fo:font-size="15pt" fo:letter-spacing="normal" fo:font-style="normal" fo:font-weight="normal" officeooo:rsid="000dfceb" officeooo:paragraph-rsid="000dfceb" style:font-size-asian="15pt" style:font-weight-asian="bold" style:font-size-complex="15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215e99" loext:opacity="100%" fo:font-size="14pt" style:font-size-asian="14pt" style:font-size-complex="14pt">
        <loext:char-complex-color loext:theme-type="dark2" loext:color-type="theme">
          <loext:transformation loext:type="tint" loext:value="2509"/>
        </loext:char-complex-color>
      </style:text-properties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en" fo:country="US" fo:font-weight="bold" officeooo:rsid="000c6f86" style:font-size-asian="14pt" style:font-weight-asian="bold" style:font-size-complex="14pt" style:font-weight-complex="bold"/>
    </style:style>
    <style:style style:name="T6" style:family="text">
      <style:text-properties fo:font-size="14pt" officeooo:rsid="0007eb2d" style:font-size-asian="14pt" style:font-size-complex="14pt"/>
    </style:style>
    <style:style style:name="T7" style:family="text">
      <style:text-properties fo:language="en" fo:country="US" officeooo:rsid="000c6f86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11" style:family="text">
      <style:text-properties officeooo:rsid="000c6f86"/>
    </style:style>
    <style:style style:name="T12" style:family="text">
      <style:text-properties fo:font-variant="normal" fo:text-transform="none" fo:color="#1c1c1c" loext:opacity="100%" fo:letter-spacing="normal" fo:font-style="normal" fo:font-weight="normal"/>
    </style:style>
    <style:style style:name="T13" style:family="text">
      <style:text-properties fo:language="ru" fo:country="RU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language="ru" fo:country="RU" officeooo:rsid="000dfceb"/>
    </style:style>
    <style:style style:name="T16" style:family="text">
      <style:text-properties officeooo:rsid="000dfceb"/>
    </style:style>
    <style:style style:name="T17" style:family="text">
      <style:text-properties fo:font-variant="normal" fo:text-transform="none" fo:letter-spacing="normal" fo:font-style="normal" fo:font-weight="bold" style:font-size-asian="15pt"/>
    </style:style>
    <style:style style:name="T18" style:family="text">
      <style:text-properties fo:font-variant="normal" fo:text-transform="none" fo:letter-spacing="normal" fo:font-style="normal" fo:font-weight="normal" style:font-size-asian="15pt"/>
    </style:style>
    <style:style style:name="T19" style:family="text">
      <style:text-properties fo:font-variant="normal" fo:text-transform="none" fo:letter-spacing="normal" fo:font-style="normal" fo:font-weight="normal" officeooo:rsid="000f748e" style:font-size-asian="15pt"/>
    </style:style>
    <style:style style:name="T20" style:family="text">
      <style:text-properties fo:font-variant="normal" fo:text-transform="none" fo:letter-spacing="normal" fo:language="ru" fo:country="RU" fo:font-style="normal" fo:font-weight="normal" officeooo:rsid="000f748e" style:font-size-asian="15pt"/>
    </style:style>
    <style:style style:name="T21" style:family="text">
      <style:text-properties fo:font-variant="normal" fo:text-transform="none" fo:letter-spacing="normal" fo:language="en" fo:country="US" fo:font-style="normal" fo:font-weight="normal" officeooo:rsid="000f748e" style:font-size-asian="15pt"/>
    </style:style>
    <style:style style:name="T22" style:family="text">
      <style:text-properties fo:font-variant="normal" fo:text-transform="none" style:font-name="Times New Roman" fo:letter-spacing="normal" fo:font-style="normal" fo:font-weight="bold" fo:background-color="transparent" loext:char-shading-value="0" style:font-size-asian="15pt" style:font-weight-asian="bold" style:font-weight-complex="bold" loext:padding="0cm" loext:border="none"/>
    </style:style>
    <style:style style:name="T23" style:family="text">
      <style:text-properties officeooo:rsid="0011b346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Лицей Академии Яндекса</text:span></text:p>
      <text:p text:style-name="P1" loext:marker-style-name="T2"><text:span text:style-name="T1">Детский технопарк «Кванториум»</text:span></text:p>
      <text:p text:style-name="P2" loext:marker-style-name="T2"/>
      <text:p text:style-name="P2" loext:marker-style-name="T2"/>
      <text:p text:style-name="P2" loext:marker-style-name="T2"/>
      <text:p text:style-name="P1" loext:marker-style-name="T1"><text:span text:style-name="T1">Проект по направлению </text:span><text:span text:style-name="T3">PyQT</text:span><text:span text:style-name="T1"> по теме:</text:span></text:p>
      <text:p text:style-name="P2" loext:marker-style-name="T2"/>
      <text:p text:style-name="P1" loext:marker-style-name="T4"><text:span text:style-name="T4">«</text:span><text:span text:style-name="T5">Pyline Miami</text:span><text:span text:style-name="T4">»</text:span></text:p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3" loext:marker-style-name="T1"><text:span text:style-name="T1">Проект разработал:</text:span></text:p>
      <text:p text:style-name="P4" loext:marker-style-name="T1"><text:span text:style-name="T1">Кампос Койядо Даниэль Карлосович</text:span></text:p>
      <text:p text:style-name="P5" loext:marker-style-name="T1"/>
      <text:p text:style-name="P3" loext:marker-style-name="T1"><text:span text:style-name="T1">Руководитель проекта:</text:span></text:p>
      <text:p text:style-name="P3" loext:marker-style-name="T1"><text:span text:style-name="T1">Гринчишин Михаил Александрович,<text:line-break/>преподаватель <text:line-break/>Лицей Академии Яндекса</text:span></text:p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1" loext:marker-style-name="T1"><text:span text:style-name="T1">Великий Новгород</text:span></text:p>
      <text:p text:style-name="P1"><text:span text:style-name="T1">202</text:span><text:span text:style-name="T6">5</text:span></text:p>
      <text:p text:style-name="P1"><text:span text:style-name="T7"/></text:p>
      <text:h text:style-name="P6" text:outline-level="1"><text:bookmark-start text:name="_Toc182757992"/><text:bookmark-start text:name="_Toc182758033"/><text:bookmark-start text:name="_Toc182757792"/>Введение<text:bookmark-end text:name="_Toc182757992"/><text:bookmark-end text:name="_Toc182758033"/><text:bookmark-end text:name="_Toc182757792"/></text:h>
      <text:p text:style-name="P7" loext:marker-style-name="T3">В современном мире компьютерные игры стали неотъемлемой частью цифровой культуры и досуга миллионов людей. Особую нишу занимают инди-игры, созданные небольшими командами или даже одним разработчиком. Они часто выделяются уникальным стилем, атмосферой и геймплейными решениями. Одним из ярких представителей инди-игр является Hotline Miami — культовый проект, известный своим жестоким геймплеем, неоновой эстетикой 80-х и синтвейв-саундтреком.</text:p>
      <text:p text:style-name="P8">Идея создания собственной игры в подобном стиле возникла из желания не только погрузиться в процесс разработки, но и отдать дань уважения культовой игре. "PYLINE MIAMI" — это дань уважения оригиналу, адаптированная под современные реалии и выполненная с использованием актуальных технологий.</text:p>
      <text:p text:style-name="P9" loext:marker-style-name="T3"/>
      <text:p text:style-name="P10" loext:marker-style-name="T1"/>
      <text:p text:style-name="P11" loext:marker-style-name="T8">Цель:</text:p>
      <text:p text:style-name="P11" loext:marker-style-name="T8"/>
      <text:p text:style-name="P12" loext:marker-style-name="T8"><text:span text:style-name="T9">Разработать компьютерную игру в жанре top-down shooter, вдохновленную стилистикой Hotline Miami, с использованием библиотеки Arcade, реализовав систему уровней, анимацию персонажей и противников, а также механику боя.</text:span> </text:p>
      <text:p text:style-name="P13" loext:marker-style-name="T1"><text:span text:style-name="T1"/></text:p>
      <text:p text:style-name="P14" loext:marker-style-name="T1"/>
      <text:p text:style-name="P15" loext:marker-style-name="T8"><text:span text:style-name="T8">Задача</text:span><text:span text:style-name="T10">:</text:span></text:p>
      <text:list xml:id="list3384505999" text:style-name="WWNum1">
        <text:list-item>
          <text:p text:style-name="P16" loext:marker-style-name="T1">Составить техническое задание</text:p>
        </text:list-item>
        <text:list-item text:style-override="L1">
          <text:p text:style-name="P17">Изучить библиотеку Arcade и необходимые инструменты для разработки игр на Python</text:p>
        </text:list-item>
        <text:list-item text:style-override="L1">
          <text:p text:style-name="P18"><text:span text:style-name="T11">Добавить</text:span> графические ресурсы и спрайты для игры</text:p>
        </text:list-item>
        <text:list-item text:style-override="L1">
          <text:p text:style-name="P18">Реализовать игровую механику: передвижение игрока, стрельбу, взаимодействие с противниками</text:p>
        </text:list-item>
        <text:list-item text:style-override="L1">
          <text:p text:style-name="P18">Создать систему уровней с прогрессией сложности</text:p>
        </text:list-item>
        <text:list-item text:style-override="L1">
          <text:p text:style-name="P18">Реализовать систему сохранения прогресса</text:p>
        </text:list-item>
        <text:list-item text:style-override="L1">
          <text:p text:style-name="P19"><text:span text:style-name="T12">Протестировать работу приложения</text:span></text:p>
        </text:list-item>
        <text:list-item text:style-override="L1">
          <text:p text:style-name="P20">Собрать в исполняемый фай<text:span text:style-name="T11">л</text:span></text:p>
          <text:p text:style-name="P21"><text:soft-page-break/><text:line-break/>Техническое задание:</text:p>
        </text:list-item>
      </text:list>
      <text:p text:style-name="P22">1. Назначение системы:</text:p>
      <text:p text:style-name="P23">Разработка динамичного 2D шутера с видом сверху в стиле Hotline Miami с использованием библиотеки Arcade.</text:p>
      <text:p text:style-name="P22">2. Функциональные требования:</text:p>
      <text:p text:style-name="P22">Основной геймплей:</text:p>
      <text:p text:style-name="P23">- Управление персонажем: Перемещение в 4 направлениях</text:p>
      <text:p text:style-name="P23">- Стрельба: Прицеливание курсором мыши, стрельба по нажатию</text:p>
      <text:p text:style-name="P23">- Враги: 2 типа врагов с разным поведением</text:p>
      <text:p text:style-name="P23">- Уровни: 2-3 игровых уровня с препятствиями</text:p>
      <text:p text:style-name="P22">Интерфейс:</text:p>
      <text:p text:style-name="P23">- <text:span text:style-name="T13">Главный</text:span> экран: Кнопки "Начать игру", "Выйти"</text:p>
      <text:p text:style-name="P23">- Игровой HUD: Отображение здоровья</text:p>
      <text:p text:style-name="P23">- Экран смерти: Кнопка "Рестарт уровня", "Выйти в меню"</text:p>
      <text:p text:style-name="P23">- Экран победы</text:p>
      <text:p text:style-name="P22">3. Структура приложения:</text:p>
      <text:p text:style-name="P23">Диалоговые окна:</text:p>
      <text:p text:style-name="P23">- Смерть: При потере всего здоровья</text:p>
      <text:p text:style-name="P23">- Победа: При завершении уровня</text:p>
      <text:p text:style-name="P22">4. Основные компоненты:</text:p>
      <text:p text:style-name="P23">Управление:</text:p>
      <text:p text:style-name="P23">- WASD или Стрелки - движение</text:p>
      <text:p text:style-name="P23">- Мышь - прицеливание</text:p>
      <text:p text:style-name="P23">- ЛКМ - стрельба</text:p>
      <text:p text:style-name="P23">- R - перезагрузка раунда</text:p>
      <text:p text:style-name="P24">Используемые библиотеки:</text:p>
      <text:p text:style-name="P25">arcade==3.3.3</text:p>
      <text:p text:style-name="P26">Pillow=<text:span text:style-name="T13">=</text:span>10.0.0</text:p>
      <text:p text:style-name="P27">Реализуемые технологии:</text:p>
      <text:p text:style-name="P28">1. Библиотека Arcade для создания игры</text:p>
      <text:p text:style-name="P29">Для разработки игровой логики и графики была использована библиотека Arcade:</text:p>
      <text:p text:style-name="P29"/>
      <text:p text:style-name="P29">Классы для отрисовки: <text:span text:style-name="T14">draw_texture_rect</text:span>, <text:span text:style-name="T14">draw_lrbt_rectangle_filled</text:span>, <text:span text:style-name="T14">draw_circle_filled</text:span> — для рендеринга всех игровых объектов</text:p>
      <text:p text:style-name="P29"/>
      <text:p text:style-name="P29">Управление анимацией: кадровая анимация с использованием спрайт-листов</text:p>
      <text:p text:style-name="P29">Обработка ввода: клавиатура (WASD) и мышь (прицел и стрельба)</text:p>
      <text:p text:style-name="P29">Физика столкновений: собственная система коллизий на основе хитбоксов</text:p>
      <text:p text:style-name="P29">Управление окном: класс arcade.View для создания различных экранов (меню, уровни)</text:p>
      <text:p text:style-name="P29"/>
      <text:p text:style-name="P29">2. Анимация персонажей</text:p>
      <text:p text:style-name="P29">Для создания плавной анимации движения была реализована система смены кадров:</text:p>
      <text:p text:style-name="P29"/>
      <text:p text:style-name="P29">Игрок: 12 кадров анимации для цикла ходьбы</text:p>
      <text:p text:style-name="P29">Враги типа normal: 18 кадров анимации</text:p>
      <text:p text:style-name="P29">Враги типа shooter: 12 кадров анимации</text:p>
      <text:p text:style-name="P29">Эффект <text:span text:style-name="T15">смерти врага</text:span>: 28 кадров для реалистичного отображения</text:p>
      <text:p text:style-name="P29"/>
      <text:p text:style-name="P29"/>
      <text:p text:style-name="P29"><text:span text:style-name="T16">3</text:span>. Система сохранения</text:p>
      <text:p text:style-name="P29">Для сохранения прогресса используется файл save.dat, который хранит:</text:p>
      <text:p text:style-name="P30">Максимальный открытый уровень</text:p>
      <text:p text:style-name="P30">Статус прохождения каждого уровня</text:p>
      <text:p text:style-name="P29"/>
      <text:p text:style-name="P29"><text:span text:style-name="T16">4</text:span>. Визуальные эффекты</text:p>
      <text:p text:style-name="P29">Система частиц при попадании и уничтожении врагов</text:p>
      <text:p text:style-name="P29">Анимированные спрайты <text:span text:style-name="T16">взрыва</text:span> с прозрачным фоном</text:p>
      <text:p text:style-name="P29">Неоновое свечение заголовка в главном меню</text:p>
      <text:p text:style-name="P29">Анимированные кнопки с эффектом наведения</text:p>
      <text:p text:style-name="P31">Реализация проекта:</text:p>
      <text:p text:style-name="P32"><text:soft-page-break/>После разработки архитектуры я приступил к реализации проекта "PYLINE MIAMI". Первым этапом стало создание базовых классов и механик.</text:p>
      <text:p text:style-name="P33"><text:span text:style-name="Strong_20_Emphasis"><text:span text:style-name="T17">Класс Player</text:span></text:span><text:span text:style-name="T18"> был реализован с поддержкой анимации, передвижения и здоровья. Игрок имеет размер 64x64 пикселя для отрисовки, но хитбокс для столкновений составляет 32x32 пикселя, что делает игру более честной. Анимация запускается только при движении, что оптимизирует производительность.</text:span></text:p>
      <text:p text:style-name="P33"><text:span text:style-name="Strong_20_Emphasis"><text:span text:style-name="T17">Класс Enemy</text:span></text:span><text:span text:style-name="Strong_20_Emphasis"><text:span text:style-name="T19"> </text:span></text:span><text:span text:style-name="Strong_20_Emphasis"><text:span text:style-name="T20">схож на класс </text:span></text:span><text:span text:style-name="Strong_20_Emphasis"><text:span text:style-name="T21">Player</text:span></text:span><text:span text:style-name="Strong_20_Emphasis"><text:span text:style-name="T20">, но я создал 2 типа врагов</text:span></text:span></text:p>
      <text:p text:style-name="P33"><text:span text:style-name="Strong_20_Emphasis"><text:span text:style-name="T17">Система уровней</text:span></text:span><text:span text:style-name="T18"> включает три уровня возрастающей сложности.</text:span></text:p>
      <text:p text:style-name="P34"><text:span text:style-name="Strong_20_Emphasis"><text:span text:style-name="T17">Визуальные эффекты</text:span></text:span><text:span text:style-name="T18"> были реализованы через классы </text:span><text:span text:style-name="Source_20_Text"><text:span text:style-name="T22">Blood</text:span></text:span><text:span text:style-name="T18"> и </text:span><text:span text:style-name="Source_20_Text"><text:span text:style-name="T22">Particle</text:span></text:span><text:span text:style-name="T18">. При попадании во врага создаётся эффект крови из 28 кадров анимации, который проигрывается с высокой скоростью, создавая впечатление реалистичного попадания. Частицы добавляют дополнительную динамику.</text:span></text:p>
      <text:p text:style-name="P34"><text:span text:style-name="Strong_20_Emphasis"><text:span text:style-name="T17">Главное меню</text:span></text:span><text:span text:style-name="T18"> выполнено в стиле Hotline Miami с пульсирующим неоновым заголовком и кнопками, меняющими цвет при наведении. Система сохранения через файл </text:span><text:span text:style-name="Source_20_Text"><text:span text:style-name="T22">save.dat</text:span></text:span><text:span text:style-name="T18"> позволяет отслеживать прогресс и открывать уровни последовательно.</text:span></text:p>
      <text:p text:style-name="P35">Заключение:</text:p>
      <text:p text:style-name="P36"><text:span text:style-name="T13">В результате выполнения проекта на языке Python были успешно решены поставленные задачи и достигнуты основные цели разработки. Разработанное программное обеспечение — игра "PYLINE MIAMI" — обладает высокой производительностью, качественной графикой и увлекательным геймплеем. </text:span>Испол<text:span text:style-name="T23">ь</text:span>зование библиотеки Arcade позволило создать эффективный игровой движок с поддержкой спрайтовой анимации <text:span text:style-name="T23">и</text:span> физики столкновений. Графический интерфейс интуитивно понятен и прост в использовании, что делает игру доступной для широкой аудитории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 Display" svg:font-family="'Aptos Display'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Standard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Contents_20_2" style:display-name="Contents 2" style:family="paragraph" style:parent-style-name="Standard" style:class="index">
      <style:paragraph-properties fo:margin-left="0.388cm" fo:margin-top="0cm" fo:margin-bottom="0.176cm" style:contextual-spacing="false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class="index">
      <style:paragraph-properties fo:margin-top="0.423cm" fo:margin-bottom="0cm" style:contextual-spacing="false"/>
      <style:text-properties fo:font-size="16pt" style:font-size-asian="16pt" style:language-asian="ru" style:country-asian="RU" style:font-size-complex="1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1" style:display-name="Heading 1" style:family="paragraph" style:parent-style-name="Standard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class="index">
      <style:paragraph-properties fo:margin-top="0cm" fo:margin-bottom="0.176cm" style:contextual-spacing="false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6" style:display-name="ListLabel 36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3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3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 officeooo:rsid="000c6f86" officeooo:paragraph-rsid="000c6f86"/>
    </style:style>
    <style:style style:name="MP2" style:family="paragraph" style:parent-style-name="Footer">
      <style:text-properties officeooo:rsid="000c6f86" officeooo:paragraph-rsid="000c6f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Converted1" style:page-layout-name="Mpm2" draw:style-name="Mdp1">
      <style:footer>
        <text:p text:style-name="MP1"/>
      </style:footer>
      <style:footer-first>
        <text:p text:style-name="MP2"><text:tab/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0T16:15:08.365565500</meta:creation-date>
    <dc:date>2026-02-20T17:21:46.590498900</dc:date>
    <meta:editing-duration>PT4M32S</meta:editing-duration>
    <meta:editing-cycles>1</meta:editing-cycles>
    <meta:document-statistic meta:table-count="0" meta:image-count="0" meta:object-count="0" meta:page-count="5" meta:paragraph-count="84" meta:word-count="679" meta:character-count="5231" meta:non-whitespace-character-count="4634"/>
    <meta:generator>LibreOffice/25.2.7.2$Windows_X86_64 LibreOffice_project/5cbfd1ab6520636bb5f7b99185aa69bd7456825d</meta:generator>
  </office:meta>
</office:document-meta>
</file>